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2*pi/1024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2]+(512-[.C2]))*[.D2]-PI()" office:value-type="float" office:value="-3.14159265358979" calcext:value-type="float">
            <text:p>-3.1415926536</text:p>
          </table:table-cell>
          <table:table-cell table:formula="of:=([.B2]+(512-[.C2]))*[.D2]-PI()" office:value-type="float" office:value="3.13545673043825" calcext:value-type="float">
            <text:p>3.1354567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3]+(512-[.C3]))*[.D3]-PI()" office:value-type="float" office:value="-3.14159265358979" calcext:value-type="float">
            <text:p>-3.1415926536</text:p>
          </table:table-cell>
          <table:table-cell table:formula="of:=([.B3]+(512-[.C3]))*[.D3]-PI()" office:value-type="float" office:value="3.13545673043825" calcext:value-type="float">
            <text:p>3.13545673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20" calcext:value-type="float">
            <text:p>82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4]+(512-[.C4]))*[.D4]-PI()" office:value-type="float" office:value="-2.03712648631213" calcext:value-type="float">
            <text:p>-2.0371264863</text:p>
          </table:table-cell>
          <table:table-cell table:formula="of:=([.B4]+(512-[.C4]))*[.D4]-PI()" office:value-type="float" office:value="1.88986433067511" calcext:value-type="float">
            <text:p>1.88986433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0" calcext:value-type="float">
            <text:p>83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5]+(512-[.C5]))*[.D5]-PI()" office:value-type="float" office:value="-1.91440802328128" calcext:value-type="float">
            <text:p>-1.9144080233</text:p>
          </table:table-cell>
          <table:table-cell table:formula="of:=([.B5]+(512-[.C5]))*[.D5]-PI()" office:value-type="float" office:value="1.95122356219054" calcext:value-type="float">
            <text:p>1.95122356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60" calcext:value-type="float">
            <text:p>86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6]+(512-[.C6]))*[.D6]-PI()" office:value-type="float" office:value="-2.12916533358527" calcext:value-type="float">
            <text:p>-2.1291653336</text:p>
          </table:table-cell>
          <table:table-cell table:formula="of:=([.B6]+(512-[.C6]))*[.D6]-PI()" office:value-type="float" office:value="2.13530125673681" calcext:value-type="float">
            <text:p>2.13530125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7]+(512-[.C7]))*[.D7]-PI()" office:value-type="float" office:value="-2.09848571782756" calcext:value-type="float">
            <text:p>-2.0984857178</text:p>
          </table:table-cell>
          <table:table-cell table:formula="of:=([.B7]+(512-[.C7]))*[.D7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358" calcext:value-type="float">
            <text:p>358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8]+(512-[.C8]))*[.D8]-PI()" office:value-type="float" office:value="-2.19666048825224" calcext:value-type="float">
            <text:p>-2.1966604883</text:p>
          </table:table-cell>
          <table:table-cell table:formula="of:=([.B8]+(512-[.C8]))*[.D8]-PI()" office:value-type="float" office:value="0.564504929941916" calcext:value-type="float">
            <text:p>0.56450492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23" calcext:value-type="float">
            <text:p>1023</text:p>
          </table:table-cell>
          <table:table-cell office:value-type="float" office:value="666" calcext:value-type="float">
            <text:p>666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9]+(512-[.C9]))*[.D9]-PI()" office:value-type="float" office:value="-1.26400016921777" calcext:value-type="float">
            <text:p>-1.2640001692</text:p>
          </table:table-cell>
          <table:table-cell table:formula="of:=([.B9]+(512-[.C9]))*[.D9]-PI()" office:value-type="float" office:value="2.1905245651007" calcext:value-type="float">
            <text:p>2.190524565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70" calcext:value-type="float">
            <text:p>67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0]+(512-[.C10]))*[.D10]-PI()" office:value-type="float" office:value="-1.4848934026733" calcext:value-type="float">
            <text:p>-1.4848934027</text:p>
          </table:table-cell>
          <table:table-cell table:formula="of:=([.B10]+(512-[.C10]))*[.D10]-PI()" office:value-type="float" office:value="0.969475857943725" calcext:value-type="float">
            <text:p>0.96947585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50" calcext:value-type="float">
            <text:p>750</text:p>
          </table:table-cell>
          <table:table-cell office:value-type="float" office:value="517" calcext:value-type="float">
            <text:p>517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style-name="ce1" table:formula="of:=([.A11]+(512-[.C11]))*[.D11]-PI()" office:value-type="float" office:value="-1.02469916630761" calcext:value-type="float">
            <text:p>-1.0246991663</text:p>
          </table:table-cell>
          <table:table-cell table:style-name="ce1" table:formula="of:=([.B11]+(512-[.C11]))*[.D11]-PI()" office:value-type="float" office:value="1.42967009430942" calcext:value-type="float">
            <text:p>1.42967009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30" calcext:value-type="float">
            <text:p>630</text:p>
          </table:table-cell>
          <table:table-cell office:value-type="float" office:value="527" calcext:value-type="float">
            <text:p>527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style-name="ce1" table:formula="of:=([.A12]+(512-[.C12]))*[.D12]-PI()" office:value-type="float" office:value="-2.80411688025495" calcext:value-type="float">
            <text:p>-2.8041168803</text:p>
          </table:table-cell>
          <table:table-cell table:style-name="ce1" table:formula="of:=([.B12]+(512-[.C12]))*[.D12]-PI()" office:value-type="float" office:value="0.632000084608884" calcext:value-type="float">
            <text:p>0.63200008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50" calcext:value-type="float">
            <text:p>9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3]+(512-[.C13]))*[.D13]-PI()" office:value-type="float" office:value="-0.564504929941916" calcext:value-type="float">
            <text:p>-0.5645049299</text:p>
          </table:table-cell>
          <table:table-cell table:formula="of:=([.B13]+(512-[.C13]))*[.D13]-PI()" office:value-type="float" office:value="2.68753434037564" calcext:value-type="float">
            <text:p>2.687534340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4]+(512-[.C14]))*[.D14]-PI()" office:value-type="float" office:value="0.0490873852123404" calcext:value-type="float">
            <text:p>0.0490873852</text:p>
          </table:table-cell>
          <table:table-cell table:formula="of:=([.B14]+(512-[.C14]))*[.D14]-PI()" office:value-type="float" office:value="-2.52800033843554" calcext:value-type="float">
            <text:p>-2.52800033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5]+(512-[.C15]))*[.D15]-PI()" office:value-type="float" office:value="-0.073631077818511" calcext:value-type="float">
            <text:p>-0.0736310778</text:p>
          </table:table-cell>
          <table:table-cell table:formula="of:=([.B15]+(512-[.C15]))*[.D15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50" calcext:value-type="float">
            <text:p>85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6]+(512-[.C16]))*[.D16]-PI()" office:value-type="float" office:value="-0.50314569842649" calcext:value-type="float">
            <text:p>-0.5031456984</text:p>
          </table:table-cell>
          <table:table-cell table:formula="of:=([.B16]+(512-[.C16]))*[.D16]-PI()" office:value-type="float" office:value="2.07394202522139" calcext:value-type="float">
            <text:p>2.073942025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0" calcext:value-type="float">
            <text:p>590</text:p>
          </table:table-cell>
          <table:table-cell office:value-type="float" office:value="505" calcext:value-type="float">
            <text:p>505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7]+(512-[.C17]))*[.D17]-PI()" office:value-type="float" office:value="-2.08621387152447" calcext:value-type="float">
            <text:p>-2.0862138715</text:p>
          </table:table-cell>
          <table:table-cell table:formula="of:=([.B17]+(512-[.C17]))*[.D17]-PI()" office:value-type="float" office:value="0.521553467881118" calcext:value-type="float">
            <text:p>0.52155346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40" calcext:value-type="float">
            <text:p>740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8]+(512-[.C18]))*[.D18]-PI()" office:value-type="float" office:value="-1.02469916630761" calcext:value-type="float">
            <text:p>-1.0246991663</text:p>
          </table:table-cell>
          <table:table-cell table:formula="of:=([.B18]+(512-[.C18]))*[.D18]-PI()" office:value-type="float" office:value="1.3989904785517" calcext:value-type="float">
            <text:p>1.398990478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95" calcext:value-type="float">
            <text:p>695</text:p>
          </table:table-cell>
          <table:table-cell office:value-type="float" office:value="512" calcext:value-type="float">
            <text:p>512</text:p>
          </table:table-cell>
          <table:table-cell table:formula="of:=2*PI()/1024" office:value-type="float" office:value="0.00613592315154256" calcext:value-type="float">
            <text:p>0.0061359232</text:p>
          </table:table-cell>
          <table:table-cell table:formula="of:=([.A19]+(512-[.C19]))*[.D19]-PI()" office:value-type="float" office:value="-1.11673801358075" calcext:value-type="float">
            <text:p>-1.1167380136</text:p>
          </table:table-cell>
          <table:table-cell table:formula="of:=([.B19]+(512-[.C19]))*[.D19]-PI()" office:value-type="float" office:value="1.12287393673229" calcext:value-type="float">
            <text:p>1.1228739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/00/0000</text:date>, <text:time style:data-style-name="N2" text:time-value="14:41:22.61571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7:20:34.541852695</meta:creation-date>
    <dc:date>2015-06-22T14:45:38.250450201</dc:date>
    <meta:editing-duration>PT1H36M4S</meta:editing-duration>
    <meta:editing-cycles>5</meta:editing-cycles>
    <meta:generator>LibreOffice/4.2.8.2$Linux_x86 LibreOffice_project/420m0$Build-2</meta:generator>
    <meta:document-statistic meta:table-count="1" meta:cell-count="114" meta:object-count="0"/>
  </office:meta>
</office:document-meta>
</file>